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Sources (unvetted list):</text:p>
      <text:p text:style-name="Standard">Rational Wiki &lt;rationalwiki.org&gt;</text:p>
      <text:p text:style-name="Standard">Conservapedia (as example of pseudo-/antiscience, ignore its motto) &lt;http://www.conservapedia.com/Main_Page&gt;</text:p>
      <text:p text:style-name="Standard">IPCC</text:p>
      <text:p text:style-name="Standard">quackwatch.org</text:p>
      <text:p text:style-name="Standard"><text:a xlink:type="simple" xlink:href="http://ebookbrowse.com/gdoc.php?id=190818467&amp;url=e74f741bf3b01e2807130962cb944ebf">http://ebookbrowse.com/gdoc.php?id=190818467&amp;url=e74f741bf3b01e2807130962cb944ebf</text:a></text:p>
      <text:p text:style-name="Standard"><text:a xlink:type="simple" xlink:href="http://skepdic.com/pseudosc.html">http://skepdic.com/pseudosc.html</text:a></text:p>
      <text:p text:style-name="Standard"><text:a xlink:type="simple" xlink:href="http://www.wired.com/business/2012/12/pseudo-science-saps-the-power-of-tedx/">http://www.wired.com/business/2012/12/pseudo-science-saps-the-power-of-tedx/</text:a></text:p>
      <text:p text:style-name="Standard"><text:a xlink:type="simple" xlink:href="http://www.scientificamerican.com/article.cfm?id=what-is-pseudoscience">http://www.scientificamerican.com/article.cfm?id=what-is-pseudoscience</text:a></text:p>
      <text:p text:style-name="Standard"><text:a xlink:type="simple" xlink:href="http://www.chicagoreader.com/Bleader/archives/2013/02/25/pseudoscience-in-the-new-york-times">http://www.chicagoreader.com/Bleader/archives/2013/02/25/pseudoscience-in-the-new-york-times</text:a></text:p>
      <text:p text:style-name="Standard"><text:a xlink:type="simple" xlink:href="http://rationalwiki.org/wiki/The_Fine_Art_of_Baloney_Detection">http://rationalwiki.org/wiki/The_Fine_Art_of_Baloney_Detection</text:a></text:p>
      <text:p text:style-name="Standard"/>
      <text:p text:style-name="Standard"><text:tab/>MLA formatted and vetted Sources:</text:p>
      <text:p text:style-name="Standard"/>
      <text:p text:style-name="Standard"/>
      <text:p text:style-name="Standard"/>
      <text:p text:style-name="Standard"><text:tab/>Outline:</text:p>
      <text:p text:style-name="Standard">Intro</text:p>
      <text:p text:style-name="Standard">Science/Pseudoscience Demarcation (Problem)</text:p>
      <text:p text:style-name="Standard">Current Pseudoscience Infections</text:p>
      <text:p text:style-name="Standard">How to spot a Pseudoscience</text:p>
      <text:p text:style-name="Standard"><text:tab/>Sagan's <text:span text:style-name="T1">Baloney Detection Kit</text:span></text:p>
      <text:p text:style-name="Standard"><text:span text:style-name="T2"><text:tab/>Ask a Troll</text:span></text:p>
      <text:p text:style-name="Standard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h Gaertner</meta:initial-creator>
    <meta:creation-date>2013-02-26T09:10:01</meta:creation-date>
    <dc:date>2013-03-04T15:30:52</dc:date>
    <dc:creator>Jeremiah Gaertner</dc:creator>
    <meta:editing-duration>PT13H45M39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20" meta:word-count="48" meta:character-count="789"/>
  </office:meta>
</office:document-meta>
</file>